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solid" draw:stroke-linejoin="bevel" fo:margin="1.000000000000000pt" style:wrap="biggest" style:wrap-dynamic-threshold="0.000000000000000pt" svg:fill-rule="evenodd" svg:stroke-color="#000000" svg:stroke-linecap="square" svg:stroke-opacity="1" svg:stroke-width="2.902682193920000pt"/>
    </style:style>
    <style:style style:name="gr2" style:family="graphic">
      <style:graphic-properties draw:fill="solid" draw:fill-color="#ffffff" draw:stroke="solid" draw:stroke-linejoin="bevel" fo:margin="1.000000000000000pt" style:wrap="biggest" style:wrap-dynamic-threshold="0.000000000000000pt" svg:fill-rule="evenodd" svg:stroke-color="#000000" svg:stroke-linecap="square" svg:stroke-opacity="1" svg:stroke-width="5.601269546080000pt"/>
    </style:style>
    <style:page-layout style:name="PL1">
      <style:page-layout-properties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path draw:style-name="gr1" xml:id="shape-1" draw:id="shape-1" draw:layer="" svg:width="325.21088300364pt" svg:height="228.99766261516pt" draw:transform="matrix(0.99993931260 -0.01101685640 0.01101685640 0.99993931260 150.38195504572pt 62.93711052155pt)" svg:viewBox="0 0 325 229" svg:d="M136.409 228.998C-64.2021 198.346 -58.8825 -86.2771 255.605 26.1479L264.876 4.18031L325.211 82.0892L232.881 85.5863L239.61 66.6002C19.1519 -22.5638 -9.95862 155.442 149.171 181.66C144.917 197.439 140.663 213.218 136.409 228.998Z" calligra:nodeTypes="cccccccc"/>
        <draw:path draw:style-name="gr2" xml:id="shape-2" draw:id="shape-2" draw:layer="" svg:width="322.32603914585pt" svg:height="212.57032155350pt" draw:transform="matrix(-0.99999888428 0.00149379945 -0.00149379945 -0.99999888428 422.50813746550pt 777.46917541647pt)" svg:viewBox="0 0 322 213" svg:d="M0.610264 212.57C-7.28477 102.274 60.6444 7.91391 249.914 30.071L254.051 0L322.326 61.1787L245.776 105.767L246.811 78.8066C89.7661 63.0024 52.6731 112.712 51.2986 212.57Z" calligra:nodeTypes="cccccccc"/>
        <draw:path draw:style-name="gr2" xml:id="shape-3" draw:id="shape-3" draw:layer="" svg:width="322.45165119468pt" svg:height="212.51992525998pt" draw:transform="matrix(-0.99999976789 -0.00068133164 0.00068133164 -0.99999976789 441.13915535576pt 653.51684884475pt)" svg:viewBox="0 0 322 213" svg:d="M321.815 0C329.883 110.062 262.026 204.333 72.5316 182.503L68.4353 212.52L0 151.567L76.561 106.954L75.5651 133.862C232.792 149.399 269.849 99.7343 271.076 0.0757949Z" calligra:nodeTypes="cccccccc"/>
        <draw:path draw:style-name="gr1" xml:id="shape-4" draw:id="shape-4" draw:layer="" svg:width="325.24457726596pt" svg:height="228.87849389258pt" draw:transform="matrix(-0.99999543562 -0.00302138025 0.00302138025 -0.99999543562 437.45399470056pt 352.06834231820pt)" svg:viewBox="0 0 325 229" svg:d="M137.95 228.878C-63.1168 200.44 -60.9297 -84.2214 254.981 24.7288L264.016 2.66052L325.245 79.8988L232.899 84.4135L239.423 65.3545C17.8525 -21.3728 -9.31406 156.941 150.198 181.403C146.115 197.228 142.033 213.053 137.95 228.878Z" calligra:nodeTypes="cccccccc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0</meta:generator>
    <dc:title/>
    <meta:initial-creator>Unknown</meta:initial-creator>
    <meta:editing-cycles>0</meta:editing-cycles>
    <dc:date>2012-06-04T01:46:51</dc:date>
    <meta:creation-date>2008-10-27T22:59:39</meta:creation-date>
    <dc:creator>Boris Rybalkin</dc:creator>
  </office:meta>
</office:document-meta>
</file>